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2_19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2, FF 2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/text:p>
      <text:p text:style-name="P4">Author of letter<text:tab/><text:tab/><text:tab/><text:tab/>Adeline Hyneman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31 December 1875</text:p>
      <text:p text:style-name="P4">Month<text:tab/><text:tab/><text:tab/><text:tab/><text:tab/><text:tab/>December</text:p>
      <text:p text:style-name="P4">Year<text:tab/><text:tab/><text:tab/><text:tab/><text:tab/><text:tab/>1875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/text:p>
      <text:p text:style-name="P4">Postma<text:tab/>rk<text:tab/><text:tab/><text:tab/>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Rev. S Morais/</text:span></text:p>
      <text:p text:style-name="P2"><text:span text:style-name="T1"><text:tab/>My Dear Friend/</text:span></text:p>
      <text:p text:style-name="P2"><text:span text:style-name="T1"><text:tab/><text:tab/>Having been the/ recipient of so many tokens/ of your friendship. <text:s/>I scarcely/ know how to thank you for the/ luxurious present received from/ you to day, and its value is/ enhanced by being precisely/ what I would have selected had/ my taste been consulted, and/ the very article in that line/ that I most required thanking/ you for your kindness, and/ hoping to see you tomorrow/ evening I am/</text:span></text:p>
      <text:p text:style-name="P2"><text:span text:style-name="T1"><text:tab/><text:tab/><text:tab/><text:tab/><text:tab/><text:tab/><text:tab/><text:tab/><text:tab/><text:tab/>[?] very truly/</text:span></text:p>
      <text:p text:style-name="P2"><text:span text:style-name="T1">Decr 31st(/)75<text:tab/><text:tab/><text:tab/><text:tab/><text:tab/><text:tab/><text:tab/><text:tab/><text:tab/>Adeline Hyneman/</text:span></text:p>
      <text:p text:style-name="P2"><text:span text:style-name="T1">Mr Hyneman unites in thanks and/ send[sic] regards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0:00:59</meta:creation-date>
    <dc:date>2009-05-27T10:05:56</dc:date>
    <dc:language>en-US</dc:language>
    <meta:editing-cycles>2</meta:editing-cycles>
    <meta:editing-duration>PT4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66" meta:word-count="252" meta:character-count="1800"/>
  </office:meta>
</office:document-meta>
</file>